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QUESTION AND ANSWER (3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QUESTION AND ANSWER (3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Questio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nswer (3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OMANS 3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FIRST QUESTION AND ANSWER (3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ECOND QUESTION AND ANSWER (3:3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ECOND QUESTION AND ANSWER (3:3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Question (3: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Answer (3: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Answer (3:4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Paul's testimony (3:4a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David's testimony (3:4b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SECOND QUESTION AND ANSWER (3:3-4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Question (3:3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Answer (3: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OMANS 3</text:span><text:span text:style-name="a517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FIRST QUESTION AND ANSWER (3:1-2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ECOND QUESTION AND ANSWER (3:3-4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IRD QUESTION AND ANSWER (3:5-8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IRD QUESTION AND ANSWER (3:5-8)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Question (3: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Answer (3:6-8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Answer (3:6-8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probation (3:8b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ply (3:6-8a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IRD QUESTION AND ANSWER (3:5-8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Question (3: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Answer (3:6-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ROMANS 3</text:span><text:span text:style-name="a580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FIRST QUESTION AND ANSWER (3:1-2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SECOND QUESTION AND ANSWER (3:3-4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HIRD QUESTION AND ANSWER (3:5-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FOURTH QUESTION AND ANSWER (3:9-20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FOURTH QUESTION AND ANSWER (3:9-20)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Question (3:9a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Answer (3:9b-2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3" draw:style-name="a614" draw:master-page-name="Master1-Layout1-title-Title-Slide" presentation:presentation-page-layout-name="Master1-PPL1" draw:id="Slide-268">
        <draw:frame draw:id="id107" presentation:style-name="a618" draw:name="Title 1" svg:x="1.38in" svg:y="0.83in" svg:width="10.3in" svg:height="4.42in" presentation:class="title" presentation:placeholder="false">
          <draw:text-box>
            <text:p text:style-name="a617" text:class-names="" text:cond-style-name=""><text:span text:style-name="a615" text:class-names=""><text:s text:c="1"/>Answer (3:9b-20)<text:s text:c="1"/></text:span><text:span text:style-name="a616" text:class-names=""/></text:p>
          </draw:text-box>
          <svg:title/>
          <svg:desc/>
        </draw:frame>
        <draw:frame draw:id="id108" presentation:style-name="a623" draw:name="Subtitle 2" svg:x="1.38in" svg:y="5.25in" svg:width="10.3in" svg:height="1.85in" presentation:class="subtitle" presentation:placeholder="false">
          <draw:text-box>
            <text:p text:style-name="a620" text:class-names="" text:cond-style-name=""><text:span text:style-name="a619" text:class-names=""><text:s text:c="1"/>The corruption (3:10-18):<text:s text:c="1"/></text:span></text:p>
            <text:p text:style-name="a622" text:class-names="" text:cond-style-name=""><text:span text:style-name="a621" text:class-names=""/></text:p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corruption (3:10-18):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uman conscience is depraved (3:10-11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uman character is depraved (3: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uman conversation is depraved (3:13-1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Human conversation is depraved (3:13-14):<text:s text:c="1"/></text:span><text:span text:style-name="a644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tench from an open grave (3:13a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oison from a deadly snake (3:13b-1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corruption (3:10-18):<text:s text:c="1"/></text:span><text:span text:style-name="a659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Human conscience is depraved (3:10-11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Human character is depraved (3:1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uman conversation is depraved (3:13-14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uman conduct is depraved (3:15-18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Human conduct is depraved (3:15-18).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"They are quick to commit murder" (3:15-17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"They have no fear of God" (3:18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corruption (3:10-18):<text:s text:c="1"/></text:span><text:span text:style-name="a695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Human conscience is depraved (3:10-1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Human character is depraved (3:1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uman conversation is depraved (3:13-1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uman conduct is depraved (3:15-18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9" draw:style-name="a714" draw:master-page-name="Master1-Layout12-tx-Title-and-Text" presentation:presentation-page-layout-name="Master1-PPL12" draw:id="Slide-274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Answer (3:9b-20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corruption (3:10-18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onclusion (3:9, 19-20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0" draw:style-name="a729" draw:master-page-name="Master1-Layout12-tx-Title-and-Text" presentation:presentation-page-layout-name="Master1-PPL12" draw:id="Slide-275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conclusion (3:9, 19-20):<text:s text:c="1"/></text:span><text:span text:style-name="a731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Both Jew and Gentile have sinned against God (3:9).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Both Jew and Gentile stand accused before God (3:19-20).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1" draw:style-name="a744" draw:master-page-name="Master1-Layout12-tx-Title-and-Text" presentation:presentation-page-layout-name="Master1-PPL12" draw:id="Slide-276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Answer (3:9b-20)<text:s text:c="1"/></text:span><text:span text:style-name="a746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corruption (3:10-1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onclusion (3:9, 19-2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2" draw:style-name="a759" draw:master-page-name="Master1-Layout12-tx-Title-and-Text" presentation:presentation-page-layout-name="Master1-PPL12" draw:id="Slide-277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FOURTH QUESTION AND ANSWER (3:9-20)<text:s text:c="1"/></text:span><text:span text:style-name="a761" text:class-names=""/></text:p>
          </draw:text-box>
          <svg:title/>
          <svg:desc/>
        </draw:frame>
        <draw:frame draw:id="id126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Question (3:9a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Answer (3:9b-20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3" draw:style-name="a774" draw:master-page-name="Master1-Layout12-tx-Title-and-Text" presentation:presentation-page-layout-name="Master1-PPL12" draw:id="Slide-278">
        <draw:frame draw:id="id127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ROMANS 3</text:span><text:span text:style-name="a776" text:class-names=""/></text:p>
          </draw:text-box>
          <svg:title/>
          <svg:desc/>
        </draw:frame>
        <draw:frame draw:id="id128" presentation:style-name="a797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FIRST QUESTION AND ANSWER (3:1-2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SECOND QUESTION AND ANSWER (3:3-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IRD QUESTION AND ANSWER (3:5-8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FOURTH QUESTION AND ANSWER (3:9-20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FIFTH QUESTION AND ANSWER (3:21-30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4" draw:style-name="a798" draw:master-page-name="Master1-Layout12-tx-Title-and-Text" presentation:presentation-page-layout-name="Master1-PPL12" draw:id="Slide-279">
        <draw:frame draw:id="id129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FIFTH QUESTION AND ANSWER (3:21-30)<text:s text:c="1"/></text:span><text:span text:style-name="a800" text:class-names=""/></text:p>
          </draw:text-box>
          <svg:title/>
          <svg:desc/>
        </draw:frame>
        <draw:frame draw:id="id130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Question (3:21a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Answer (3:21b-30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5" draw:style-name="a813" draw:master-page-name="Master1-Layout12-tx-Title-and-Text" presentation:presentation-page-layout-name="Master1-PPL12" draw:id="Slide-280">
        <draw:frame draw:id="id131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Answer (3:21b-30)<text:s text:c="1"/></text:span><text:span text:style-name="a815" text:class-names=""/></text:p>
          </draw:text-box>
          <svg:title/>
          <svg:desc/>
        </draw:frame>
        <draw:frame draw:id="id132" presentation:style-name="a830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need for salvation (3:2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Old Testament witness to salvation (3:21b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method of salvation (3:22, 24-25, 27-28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6" draw:style-name="a831" draw:master-page-name="Master1-Layout12-tx-Title-and-Text" presentation:presentation-page-layout-name="Master1-PPL12" draw:id="Slide-281">
        <draw:frame draw:id="id133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method of salvation (3:22, 24-25, 27-28)<text:s text:c="1"/></text:span><text:span text:style-name="a833" text:class-names=""/></text:p>
          </draw:text-box>
          <svg:title/>
          <svg:desc/>
        </draw:frame>
        <draw:frame draw:id="id134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Negative (3:27-2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Positive (3:22, 24-25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7" draw:style-name="a846" draw:master-page-name="Master1-Layout12-tx-Title-and-Text" presentation:presentation-page-layout-name="Master1-PPL12" draw:id="Slide-282">
        <draw:frame draw:id="id135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Answer (3:21b-30)<text:s text:c="1"/></text:span><text:span text:style-name="a848" text:class-names=""/></text:p>
          </draw:text-box>
          <svg:title/>
          <svg:desc/>
        </draw:frame>
        <draw:frame draw:id="id136" presentation:style-name="a869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need for salvation (3:23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Old Testament witness to salvation (3:21b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method of salvation (3:22, 24-25, 27-2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legal accomplishment of salvation (3:2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scope of salvation (3:29-30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8" draw:style-name="a870" draw:master-page-name="Master1-Layout12-tx-Title-and-Text" presentation:presentation-page-layout-name="Master1-PPL12" draw:id="Slide-283">
        <draw:frame draw:id="id137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FIFTH QUESTION AND ANSWER (3:21-30)<text:s text:c="1"/></text:span><text:span text:style-name="a872" text:class-names=""/></text:p>
          </draw:text-box>
          <svg:title/>
          <svg:desc/>
        </draw:frame>
        <draw:frame draw:id="id138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Question (3:21a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Answer (3:21b-30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9" draw:style-name="a885" draw:master-page-name="Master1-Layout12-tx-Title-and-Text" presentation:presentation-page-layout-name="Master1-PPL12" draw:id="Slide-284">
        <draw:frame draw:id="id139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ROMANS 3</text:span><text:span text:style-name="a887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FIRST QUESTION AND ANSWER (3:1-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SECOND QUESTION AND ANSWER (3:3-4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IRD QUESTION AND ANSWER (3:5-8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FOURTH QUESTION AND ANSWER (3:9-20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FIFTH QUESTION AND ANSWER (3:21-30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SIXTH QUESTION AND ANSWER (3:31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0" draw:style-name="a912" draw:master-page-name="Master1-Layout12-tx-Title-and-Text" presentation:presentation-page-layout-name="Master1-PPL12" draw:id="Slide-285">
        <draw:frame draw:id="id141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SIXTH QUESTION AND ANSWER (3:31)<text:s text:c="1"/></text:span><text:span text:style-name="a914" text:class-names=""/></text:p>
          </draw:text-box>
          <svg:title/>
          <svg:desc/>
        </draw:frame>
        <draw:frame draw:id="id142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Question (3:31a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Answer (3:31b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1" draw:style-name="a927" draw:master-page-name="Master1-Layout12-tx-Title-and-Text" presentation:presentation-page-layout-name="Master1-PPL12" draw:id="Slide-286">
        <draw:frame draw:id="id143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ROMANS 3</text:span><text:span text:style-name="a929" text:class-names=""/></text:p>
          </draw:text-box>
          <svg:title/>
          <svg:desc/>
        </draw:frame>
        <draw:frame draw:id="id144" presentation:style-name="a953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FIRST QUESTION AND ANSWER (3:1-2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SECOND QUESTION AND ANSWER (3:3-4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IRD QUESTION AND ANSWER (3:5-8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FOURTH QUESTION AND ANSWER (3:9-20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FIFTH QUESTION AND ANSWER (3:21-30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SIXTH QUESTION AND ANSWER (3:31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3</dc:title>
    <meta:initial-creator>David STRICKLAND</meta:initial-creator>
    <dc:creator>David STRICKLAND</dc:creator>
    <meta:creation-date>2020-02-22T17:40:52Z</meta:creation-date>
    <dc:date>2020-02-22T17:40:52Z</dc:date>
    <meta:template xlink:href="BibleStudy" xlink:type="simple"/>
    <meta:editing-cycles>1</meta:editing-cycles>
    <meta:editing-duration>PT0S</meta:editing-duration>
    <meta:document-statistic meta:paragraph-count="114" meta:word-count="765"/>
  </office:meta>
</office:document-meta>
</file>